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280000001ABFA16239D.jpg"/>
  <manifest:file-entry manifest:media-type="image/jpeg" manifest:full-path="Pictures/100000000000033B00000347EF9DEF6C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2cm, 2.482cm, 0.254cm, 2.286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gr5" style:family="graphic" style:parent-style-name="objectwithoutfill">
      <style:graphic-properties svg:stroke-color="#ff6633"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9.59cm" svg:height="19.877cm" svg:x="1cm" svg:y="0.927cm">
          <draw:image xlink:href="Pictures/100000000000033B00000347EF9DEF6C.jpg" xlink:type="simple" xlink:show="embed" xlink:actuate="onLoad">
            <text:p/>
          </draw:image>
        </draw:frame>
        <draw:frame draw:style-name="gr2" draw:text-style-name="P1" draw:layer="layout" svg:width="7.44cm" svg:height="6.448cm" svg:x="1cm" svg:y="1.635cm">
          <draw:image xlink:href="Pictures/1000000000000280000001ABFA16239D.jpg" xlink:type="simple" xlink:show="embed" xlink:actuate="onLoad">
            <text:p/>
          </draw:image>
        </draw:frame>
        <draw:line draw:style-name="gr3" draw:text-style-name="P1" draw:layer="layout" svg:x1="10.472cm" svg:y1="10.451cm" svg:x2="8.567cm" svg:y2="8.165cm">
          <text:p/>
        </draw:line>
        <draw:frame draw:style-name="gr4" draw:text-style-name="P2" draw:layer="layout" svg:width="4.356cm" svg:height="1.393cm" svg:x="15.732cm" svg:y="19.923cm">
          <draw:text-box>
            <text:p><text:span text:style-name="T1">Transmitters</text:span></text:p>
          </draw:text-box>
        </draw:frame>
        <draw:line draw:style-name="gr3" draw:text-style-name="P1" draw:layer="layout" svg:x1="15.986cm" svg:y1="19.923cm" svg:x2="12.049cm" svg:y2="19.796cm">
          <text:p/>
        </draw:line>
        <draw:line draw:style-name="gr3" draw:text-style-name="P1" draw:layer="layout" svg:x1="15.987cm" svg:y1="19.929cm" svg:x2="13.827cm" svg:y2="19.415cm">
          <text:p/>
        </draw:line>
        <draw:line draw:style-name="gr3" draw:text-style-name="P1" draw:layer="layout" svg:x1="15.987cm" svg:y1="19.929cm" svg:x2="15.224cm" svg:y2="18.907cm">
          <text:p/>
        </draw:line>
        <draw:line draw:style-name="gr3" draw:text-style-name="P1" draw:layer="layout" svg:x1="15.988cm" svg:y1="19.929cm" svg:x2="16.367cm" svg:y2="18.018cm">
          <text:p/>
        </draw:line>
        <draw:line draw:style-name="gr3" draw:text-style-name="P1" draw:layer="layout" svg:x1="15.986cm" svg:y1="19.923cm" svg:x2="17.637cm" svg:y2="16.748cm">
          <text:p/>
        </draw:line>
        <draw:line draw:style-name="gr3" draw:text-style-name="P1" draw:layer="layout" svg:x1="15.986cm" svg:y1="19.923cm" svg:x2="18.653cm" svg:y2="15.351cm">
          <text:p/>
        </draw:line>
        <draw:frame draw:style-name="gr4" draw:text-style-name="P2" draw:layer="layout" svg:width="4.356cm" svg:height="1.393cm" svg:x="4.451cm" svg:y="10.292cm">
          <draw:text-box>
            <text:p><text:span text:style-name="T1">Listener = </text:span></text:p>
          </draw:text-box>
        </draw:frame>
        <draw:frame draw:style-name="gr4" draw:text-style-name="P2" draw:layer="layout" svg:width="3.721cm" svg:height="1.393cm" svg:x="3.032cm" svg:y="8.751cm">
          <draw:text-box>
            <text:p><text:span text:style-name="T1">Receivers</text:span></text:p>
          </draw:text-box>
        </draw:frame>
        <draw:line draw:style-name="gr5" draw:text-style-name="P1" draw:layer="layout" svg:x1="4.302cm" svg:y1="8.62cm" svg:x2="3.81cm" svg:y2="4.376cm">
          <text:p/>
        </draw:line>
        <draw:line draw:style-name="gr5" draw:text-style-name="P1" draw:layer="layout" svg:x1="4.278cm" svg:y1="8.62cm" svg:x2="4.683cm" svg:y2="5.191cm">
          <text:p/>
        </draw:line>
        <draw:line draw:style-name="gr5" draw:text-style-name="P1" draw:layer="layout" svg:x1="4.278cm" svg:y1="8.621cm" svg:x2="5.064cm" svg:y2="3.921cm">
          <text:p/>
        </draw:line>
        <draw:line draw:style-name="gr5" draw:text-style-name="P1" draw:layer="layout" svg:x1="4.278cm" svg:y1="8.621cm" svg:x2="5.064cm" svg:y2="5.953cm">
          <text:p/>
        </draw:line>
        <draw:line draw:style-name="gr5" draw:text-style-name="P1" draw:layer="layout" svg:x1="4.278cm" svg:y1="8.621cm" svg:x2="4.175cm" svg:y2="3.413cm">
          <text:p/>
        </draw:line>
        <draw:connector draw:style-name="gr6" draw:text-style-name="P1" draw:layer="layout" draw:type="curve" svg:x1="20.59cm" svg:y1="10.865cm" svg:x2="20.59cm" svg:y2="10.865cm" draw:start-shape="id1" draw:end-shape="id1" svg:d="">
          <text:p/>
        </draw:connector>
        <draw:connector draw:style-name="gr6" draw:text-style-name="P1" draw:layer="layout" draw:type="curve" svg:x1="20.59cm" svg:y1="10.865cm" svg:x2="20.59cm" svg:y2="10.865cm" draw:start-shape="id1" draw:end-shape="id1" svg:d="">
          <text:p/>
        </draw:connector>
        <draw:line draw:style-name="gr3" draw:text-style-name="P1" draw:layer="layout" svg:x1="10.799cm" svg:y1="10.769cm" svg:x2="20.812cm" svg:y2="10.766cm">
          <text:p/>
        </draw:line>
        <draw:frame draw:style-name="gr4" draw:text-style-name="P2" draw:layer="layout" svg:width="4.356cm" svg:height="1.393cm" svg:x="19.674cm" svg:y="10.786cm">
          <draw:text-box>
            <text:p><text:span text:style-name="T1">y-axis</text:span></text:p>
          </draw:text-box>
        </draw:frame>
        <draw:line draw:style-name="gr3" draw:text-style-name="P1" draw:layer="layout" svg:x1="10.772cm" svg:y1="10.773cm" svg:x2="10.772cm" svg:y2="0.76cm">
          <text:p/>
        </draw:line>
        <draw:frame draw:style-name="gr4" draw:text-style-name="P2" draw:layer="layout" svg:width="4.356cm" svg:height="1.393cm" svg:x="8.709cm" svg:y="0.619cm">
          <draw:text-box>
            <text:p><text:span text:style-name="T1">z-ax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6T16:37:50.54</meta:creation-date>
    <dc:date>2012-08-24T15:10:52.17</dc:date>
    <meta:editing-duration>PT42M13S</meta:editing-duration>
    <meta:editing-cycles>4</meta:editing-cycles>
    <meta:generator>LibreOffice/3.5$Windows_x86 LibreOffice_project/165a79a-7059095-e13bb37-fef39a4-9503d18</meta:generator>
    <meta:document-statistic meta:object-count="23"/>
  </office:meta>
</office:document-meta>
</file>